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6pt" officeooo:rsid="00000c71" officeooo:paragraph-rsid="00000c71" style:font-size-asian="16pt" style:font-size-complex="16pt"/>
    </style:style>
    <style:style style:name="P2" style:family="paragraph" style:parent-style-name="Text_20_body">
      <style:text-properties fo:font-size="16pt" officeooo:rsid="00000c71" officeooo:paragraph-rsid="00000c71" style:font-size-asian="16pt" style:font-size-complex="16pt"/>
    </style:style>
    <style:style style:name="P3" style:family="paragraph" style:parent-style-name="Title">
      <style:text-properties officeooo:rsid="00000c71" officeooo:paragraph-rsid="00000c71"/>
    </style:style>
    <style:style style:name="T1" style:family="text">
      <style:text-properties officeooo:rsid="00001a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ssier de préparation d'entretien</text:p>
      <text:h text:style-name="Heading_20_2" text:outline-level="2">Questions <text:span text:style-name="T1">sur le domaine technique </text:span>:</text:h>
      <text:list xml:id="list3665235135676877489" text:style-name="L1">
        <text:list-item>
          <text:p text:style-name="P1">Avez vous utilisé des framework ? Dans quel langage ? Était-ce un choix ou était-ce imposé ?</text:p>
        </text:list-item>
      </text:list>
      <text:p text:style-name="P2"/>
      <text:list xml:id="list123249243274170" text:continue-numbering="true" text:style-name="L1">
        <text:list-item>
          <text:p text:style-name="P1">Vous intéressez vous au nouveautés dans le domaine ?</text:p>
        </text:list-item>
      </text:list>
      <text:p text:style-name="P2"/>
      <text:list xml:id="list123249414195930" text:continue-numbering="true" text:style-name="L1">
        <text:list-item>
          <text:p text:style-name="P1">Vous parlez de bricolage électronique, de domotique, qu'avez vous réalisé ?</text:p>
        </text:list-item>
      </text:list>
      <text:p text:style-name="P2"/>
      <text:list xml:id="list123248607479125" text:continue-numbering="true" text:style-name="L1">
        <text:list-item>
          <text:p text:style-name="P1">Vous dites que vous faites une utilisation régulière de ces outils … Vous travaillez chez vous sur des projets personnels ?</text:p>
        </text:list-item>
      </text:list>
      <text:p text:style-name="P2"/>
      <text:list xml:id="list123248846026754" text:continue-numbering="true" text:style-name="L1">
        <text:list-item>
          <text:p text:style-name="P1">Vous avez <text:span text:style-name="T1">apparemment</text:span> de l'expérience sur les SGBD notamment PostgreSQL, en connaissez vous d'autres ?</text:p>
        </text:list-item>
      </text:list>
      <text:p text:style-name="P2"/>
      <text:list xml:id="list123249741735227" text:continue-numbering="true" text:style-name="L1">
        <text:list-item>
          <text:p text:style-name="P1">Quel votre environnement de travail habituel ? (Linux, Windows)</text:p>
        </text:list-item>
      </text:list>
      <text:p text:style-name="P2"/>
      <text:list xml:id="list123247853082378" text:continue-numbering="true" text:style-name="L1">
        <text:list-item>
          <text:p text:style-name="P1">Avez vous connaissance des outils SVN ?</text:p>
        </text:list-item>
      </text:list>
      <text:p text:style-name="P2"/>
      <text:list xml:id="list123248585790765" text:continue-numbering="true" text:style-name="L1">
        <text:list-item>
          <text:p text:style-name="P1">Est-ce que vous avez pratiqué le Javascript ?</text:p>
        </text:list-item>
      </text:list>
      <text:p text:style-name="P2"/>
      <text:list xml:id="list123248220529272" text:continue-numbering="true" text:style-name="L1">
        <text:list-item>
          <text:p text:style-name="P1">Êtes vous habitué au limite temporelles sur le développement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2:10:41.469316322</meta:creation-date>
    <meta:print-date>2015-10-05T12:30:26.216032694</meta:print-date>
    <dc:date>2015-10-05T12:32:47.791969246</dc:date>
    <meta:editing-duration>PT6M16S</meta:editing-duration>
    <meta:editing-cycles>1</meta:editing-cycles>
    <meta:document-statistic meta:table-count="0" meta:image-count="0" meta:object-count="0" meta:page-count="1" meta:paragraph-count="11" meta:word-count="126" meta:character-count="732" meta:non-whitespace-character-count="626"/>
    <meta:generator>LibreOffice/5.0.2.2$Linux_X86_64 LibreOffice_project/00m0$Build-2</meta:generator>
  </office:meta>
</office:document-meta>
</file>